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in" fo:margin-right="0.0472in" fo:margin-top="0.028in" fo:margin-bottom="0.139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8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9" style:family="paragraph" style:parent-style-name="Standard" style:list-style-name="L6">
      <style:paragraph-properties fo:text-align="justify" style:justify-single-word="false" style:vertical-align="auto"/>
      <style:text-properties style:font-name="Times New Roman" fo:language="pt" fo:country="BR"/>
    </style:style>
    <style:style style:name="P10" style:family="paragraph" style:parent-style-name="Standard" style:list-style-name="L7">
      <style:paragraph-properties fo:text-align="justify" style:justify-single-word="false" style:vertical-align="auto"/>
      <style:text-properties style:font-name="Times New Roman" fo:language="pt" fo:country="BR"/>
    </style:style>
    <style:style style:name="P11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style:font-name="Times New Roman" fo:language="pt" fo:country="BR"/>
    </style:style>
    <style:style style:name="P12" style:family="paragraph" style:parent-style-name="Heading_20_2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P1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4" style:family="paragraph" style:parent-style-name="Normal">
      <style:text-properties style:font-name="Times New Roman"/>
    </style:style>
    <style:style style:name="P15" style:family="paragraph" style:parent-style-name="Text_20_body" style:list-style-name="L12">
      <style:paragraph-properties fo:text-align="justify" style:justify-single-word="false" style:vertical-align="auto"/>
    </style:style>
    <style:style style:name="P16" style:family="paragraph" style:parent-style-name="Text_20_body">
      <style:text-properties style:font-name="Times New Roman" fo:font-size="24pt" fo:language="pt" fo:country="BR" style:font-size-asian="24pt" style:font-size-complex="24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 style:list-style-name="L12">
      <style:paragraph-properties fo:text-align="justify" style:justify-single-word="false" style:vertical-align="auto"/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 style:list-style-name="L10">
      <style:paragraph-properties fo:text-align="justify" style:justify-single-word="false" style:vertical-align="auto"/>
      <style:text-properties style:font-name="Times New Roman"/>
    </style:style>
    <style:style style:name="P20" style:family="paragraph" style:parent-style-name="Text_20_body">
      <style:paragraph-properties fo:margin-left="0.9937in" fo:margin-right="0in" fo:text-align="justify" style:justify-single-word="false" fo:text-indent="0.0083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fo:font-weight="bold" style:font-size-asian="12pt" style:font-weight-asian="bold" style:font-size-complex="12pt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6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7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8" style:family="paragraph" style:list-style-name="L10"/>
    <style:style style:name="P29" style:family="paragraph" style:parent-style-name="Heading_20_1" style:list-style-name="">
      <style:paragraph-properties fo:margin-left="0.5in" fo:margin-right="0in" fo:text-indent="-0.5in" style:auto-text-indent="false" style:vertical-align="auto">
        <style:tab-stops/>
      </style:paragraph-properties>
      <style:text-properties style:font-name="Times New Roman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officeooo:rsid="001e451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1" style:family="text">
      <style:text-properties fo:language="pt" fo:country="BR"/>
    </style:style>
    <style:style style:name="T12" style:family="text">
      <style:text-properties style:font-size-asian="12pt"/>
    </style:style>
    <style:style style:name="T13" style:family="text">
      <style:text-properties officeooo:rsid="0020d5db" style:font-size-asian="12pt"/>
    </style:style>
    <style:style style:name="T14" style:family="text">
      <style:text-properties style:font-size-complex="12pt"/>
    </style:style>
    <style:style style:name="T15" style:family="text">
      <style:text-properties style:letter-kerning="true"/>
    </style:style>
    <style:style style:name="T16" style:family="text">
      <style:text-properties style:font-name-asian="Times New Roman"/>
    </style:style>
    <style:style style:name="T17" style:family="text">
      <style:text-properties style:language-asian="zh" style:country-asian="CN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24pt" style:font-size-asian="24pt" style:font-size-complex="24pt"/>
    </style:style>
    <style:style style:name="T20" style:family="text">
      <style:text-properties style:font-name="Times New Roman" fo:font-size="12pt" fo:language="pt" fo:country="BR" style:font-size-asian="12pt" style:font-size-complex="12pt"/>
    </style:style>
    <style:style style:name="T21" style:family="text">
      <style:text-properties officeooo:rsid="0021f35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9LVL1" text:bullet-char="o">
        <style:list-level-properties text:space-before="0.7398in" text:min-label-width="0.25in"/>
        <style:text-properties style:font-name="Courier New"/>
      </text:list-level-style-bullet>
      <text:list-level-style-bullet text:level="2" text:style-name="WW_5f_CharLFO19LVL2" text:bullet-char="o">
        <style:list-level-properties text:space-before="1.2398in" text:min-label-width="0.25in"/>
        <style:text-properties style:font-name="Courier New"/>
      </text:list-level-style-bullet>
      <text:list-level-style-bullet text:level="3" text:style-name="WW_5f_CharLFO19LVL3" text:bullet-char="">
        <style:list-level-properties text:space-before="1.7398in" text:min-label-width="0.25in"/>
        <style:text-properties style:font-name="Wingdings"/>
      </text:list-level-style-bullet>
      <text:list-level-style-bullet text:level="4" text:style-name="WW_5f_CharLFO19LVL4" text:bullet-char="">
        <style:list-level-properties text:space-before="2.2398in" text:min-label-width="0.25in"/>
        <style:text-properties style:font-name="Symbol"/>
      </text:list-level-style-bullet>
      <text:list-level-style-bullet text:level="5" text:style-name="WW_5f_CharLFO19LVL5" text:bullet-char="o">
        <style:list-level-properties text:space-before="2.7398in" text:min-label-width="0.25in"/>
        <style:text-properties style:font-name="Courier New"/>
      </text:list-level-style-bullet>
      <text:list-level-style-bullet text:level="6" text:style-name="WW_5f_CharLFO19LVL6" text:bullet-char="">
        <style:list-level-properties text:space-before="3.2398in" text:min-label-width="0.25in"/>
        <style:text-properties style:font-name="Wingdings"/>
      </text:list-level-style-bullet>
      <text:list-level-style-bullet text:level="7" text:style-name="WW_5f_CharLFO19LVL7" text:bullet-char="">
        <style:list-level-properties text:space-before="3.7398in" text:min-label-width="0.25in"/>
        <style:text-properties style:font-name="Symbol"/>
      </text:list-level-style-bullet>
      <text:list-level-style-bullet text:level="8" text:style-name="WW_5f_CharLFO19LVL8" text:bullet-char="o">
        <style:list-level-properties text:space-before="4.2398in" text:min-label-width="0.25in"/>
        <style:text-properties style:font-name="Courier New"/>
      </text:list-level-style-bullet>
      <text:list-level-style-bullet text:level="9" text:style-name="WW_5f_CharLFO19LVL9" text:bullet-char="">
        <style:list-level-properties text:space-before="4.7398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0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54in" fo:text-indent="-0.25in" fo:margin-left="1.41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54in" fo:text-indent="-0.25in" fo:margin-left="1.91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54in" fo:text-indent="-0.25in" fo:margin-left="2.41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54in" fo:text-indent="-0.25in" fo:margin-left="2.91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54in" fo:text-indent="-0.25in" fo:margin-left="3.4154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54in" fo:text-indent="-0.25in" fo:margin-left="1.165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54in" fo:text-indent="-0.25in" fo:margin-left="1.41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54in" fo:text-indent="-0.25in" fo:margin-left="1.665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54in" fo:text-indent="-0.25in" fo:margin-left="1.915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54in" fo:text-indent="-0.25in" fo:margin-left="2.165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54in" fo:text-indent="-0.25in" fo:margin-left="2.415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54in" fo:text-indent="-0.25in" fo:margin-left="2.665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54in" fo:text-indent="-0.25in" fo:margin-left="2.915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54in" fo:text-indent="-0.25in" fo:margin-left="3.165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54in" fo:text-indent="-0.25in" fo:margin-left="3.4154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Fonte_20_parág._20_padrão"><text:span text:style-name="T19">Memória Virtual<text:line-break/> <text:tab/><text:tab/>Caso de Uso: Cadastrar Usuário</text:span></text:span></text:p>
      <text:p text:style-name="P16"/>
      <text:h text:style-name="P29" text:outline-level="1">Breve Descrição</text:h>
      <text:p text:style-name="P17">O novo usuário deve concluir a etapa de cadastro <text:span text:style-name="T8">iniciada</text:span> no caso de uso enviar convite. Após aceitar o convite informações sobre os dados pessoais do usuário devem ser fornecidas ao sistema.</text:p>
      <text:h text:style-name="P29" text:outline-level="1">Breve Descrição dos Atores</text:h>
      <text:p text:style-name="P17">Usuário: Pode ser Admininstrador, Gerente, Catalogador ou Revisor, de acordo com o convite que recebeu.</text:p>
      <text:h text:style-name="P29" text:outline-level="1">Pré-condições</text:h>
      <text:p text:style-name="P17">- O usuário deve aceitar o convite previamente enviado em seu e-mail, clicando no link. (Ver Caso de Uso 20 - Enviar Convite);</text:p>
      <text:h text:style-name="P29" text:outline-level="1">Fluxo Básico de eventos</text:h>
      <text:list xml:id="list1796049630" text:style-name="L10">
        <text:list-item>
          <text:p><text:span text:style-name="T20">O usuário clica no link para aceitar o convite enviado;</text:span></text:p>
        </text:list-item>
        <text:list-item>
          <text:p text:style-name="P19"><text:span text:style-name="T6">O link exibe a mensagem “Redirecionando” e em seguida </text:span>é mostrada<text:span text:style-name="T6"> a tela de cadastro do sistema contendo os campos obrigatórios e editáveis:</text:span></text:p>
        </text:list-item>
      </text:list>
      <text:p text:style-name="P21">- E-mail do usuário já preenchido pelo e-mail para o qual o convite foi enviado e que pode ser alterado pelo usuário;</text:p>
      <text:p text:style-name="P20">- Nome Completo;</text:p>
      <text:p text:style-name="P20">- Senha pessoal e intrasferível de no mínimo 6 caracteres e no máximo 30;</text:p>
      <text:p text:style-name="P20">- Confirmação da senha fornecida;</text:p>
      <text:p text:style-name="P20">- opção “Salvar” dados fornecidos no sistema;</text:p>
      <text:p text:style-name="P20">- opção “Cancelar” para desistir de se cadastrar no sistema.</text:p>
      <text:list xml:id="list1585242894" text:continue-numbering="true" text:style-name="L10">
        <text:list-item>
          <text:p text:style-name="P19"><text:span text:style-name="T7">Após preencher todos os dados obrigatórios o usuário confirma a operação, selecionando a opção “Salvar”;</text:span></text:p>
        </text:list-item>
        <text:list-item>
          <text:p><text:span text:style-name="T10">O sistema valida o cadastramento e exibe a mensagem “Cadastro Concluído com Sucesso”;</text:span></text:p>
        </text:list-item>
        <text:list-item>
          <text:p text:style-name="P19"><text:span text:style-name="T7">O caso de uso termina.</text:span></text:p>
        </text:list-item>
      </text:list>
      <text:h text:style-name="P29" text:outline-level="1">Fluxos Alternativos</text:h>
      <text:h text:style-name="P12" text:outline-level="2">Fluxo Alternativo 1</text:h>
      <text:p text:style-name="P17"><text:soft-page-break/>Se no passo 1 do Fluxo Básico o prazo de confirmação expirou, então: <text:s/></text:p>
      <text:list xml:id="list124530425" text:style-name="L12">
        <text:list-item>
          <text:p text:style-name="P18">O sistema exibe a mensagem ”O Prazo de Confirmação Expirou”;</text:p>
        </text:list-item>
        <text:list-item>
          <text:p text:style-name="P15"><text:span text:style-name="T20">O caso de uso termina.</text:span></text:p>
        </text:list-item>
      </text:list>
      <text:p text:style-name="P22">Fluxo Alternativo 2</text:p>
      <text:p text:style-name="P25">Se no passo 3 do Fluxo Básico o usuário clica em "Salvar” sem ter preenchido</text:p>
      <text:p text:style-name="P8"><text:span text:style-name="Fonte_20_parág._20_padrão"><text:span text:style-name="T20">todos os campos, então:</text:span></text:span></text:p>
      <text:p text:style-name="P17">1.<text:span text:style-name="T21">O </text:span>sistema exibe a mensagem:</text:p>
      <text:p text:style-name="P26">a. “O campo &lt;nome do campo&gt; não foi preenchido”;</text:p>
      <text:p text:style-name="P24"><text:s text:c="12"/>2. O caso de uso retorna ao passo 3.</text:p>
      <text:p text:style-name="P23">Fluxo Alternativo 3</text:p>
      <text:p text:style-name="P27">Se a qualquer momento o usuário selecionar a opção “Cancelar” o caso de uso termina.</text:p>
      <text:h text:style-name="P29" text:outline-level="1">Pós-condições</text:h>
      <text:p text:style-name="P11">- Fluxo Básico: O usuário referente ao e-mail e convite fornecidos deve estar cadastrado no sistema, tendo os campos de cadastro preenchidos e permissão para acessar as informações pertinentes ao seu nível de permissão no sistema.</text:p>
      <text:list xml:id="list527728130" text:style-name="L6">
        <text:list-item>
          <text:p text:style-name="P9">Fluxo Alternativo 1: O usuário referente ao e-mail e convite fornecidos deve ser excluído do sistema.</text:p>
        </text:list-item>
      </text:list>
      <text:list xml:id="list715887795" text:style-name="L7">
        <text:list-item>
          <text:list>
            <text:list-item>
              <text:p text:style-name="P10">Fluxo Alternativo 2: O cadastramento do usuário está pendente.</text:p>
            </text:list-item>
            <text:list-item>
              <text:p text:style-name="P10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29" text:outline-level="1">Requisitos especiais</text:h>
      <text:p text:style-name="P17">- A senha deve ser armazenada usando criptografia SHA – 502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hyphenation-ladder-count="no-limit" fo:text-indent="0in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hyphenation-ladder-count="no-limit" fo:text-indent="-0.5in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in" fo:margin-bottom="0in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in" fo:margin-bottom="0in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11LVL1" style:display-name="WW_CharLFO11LVL1" style:family="text">
      <style:text-properties style:font-name="Courier New" style:font-name-complex="Courier New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9LVL1" style:display-name="WW_CharLFO19LVL1" style:family="text">
      <style:text-properties style:font-name="Courier New" style:font-name-complex="Courier New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0833in" fo:margin-left="-0.0799in" table:align="left"/>
    </style:style>
    <style:style style:name="Tabela1.A" style:family="table-column">
      <style:table-column-properties style:column-width="0.7153in"/>
    </style:style>
    <style:style style:name="Tabela1.B" style:family="table-column">
      <style:table-column-properties style:column-width="4.2639in"/>
    </style:style>
    <style:style style:name="Tabela1.C" style:family="table-column">
      <style:table-column-properties style:column-width="1.1042in"/>
    </style:style>
    <style:style style:name="Tabela1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1.C1" style:family="table-cell">
      <style:table-cell-properties fo:padding-left="0.075in" fo:padding-right="0.075in" fo:padding-top="0in" fo:padding-bottom="0in" fo:border="0.0069in solid #000000"/>
    </style:style>
    <style:style style:name="Tabela1.2" style:family="table-row">
      <style:table-row-properties style:min-row-height="0.0326in" style:use-optimal-row-height="false"/>
    </style:style>
    <style:style style:name="Tabela2" style:family="table">
      <style:table-properties style:width="6.075in" fo:margin-left="-0.075in" table:align="left"/>
    </style:style>
    <style:style style:name="Tabela2.A" style:family="table-column">
      <style:table-column-properties style:column-width="2.1958in"/>
    </style:style>
    <style:style style:name="Tabela2.C" style:family="table-column">
      <style:table-column-properties style:column-width="1.6833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in" fo:margin-right="0.0472in" fo:margin-top="0.028in" fo:margin-bottom="0.139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1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12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4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0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>2</text:page-number></text:span></text:span><text:span text:style-name="Page_20_Number"><text:span text:style-name="MT2"> de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ris</meta:initial-creator>
    <dc:creator>Thiago Bianchi</dc:creator>
    <meta:creation-date>2011-04-07T05:04:00Z</meta:creation-date>
    <dc:date>2011-04-08T11:10:12</dc:date>
    <meta:editing-cycles>6</meta:editing-cycles>
    <meta:editing-duration>PT00H12M46S</meta:editing-duration>
    <meta:document-statistic meta:table-count="2" meta:image-count="1" meta:object-count="0" meta:page-count="2" meta:paragraph-count="46" meta:word-count="450" meta:character-count="2604"/>
    <meta:template xlink:type="simple" xlink:actuate="onRequest" xlink:title="" xlink:href="Normal.dotm"/>
  </office:meta>
</office:document-meta>
</file>